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26e32d" officeooo:paragraph-rsid="002782ff" style:font-style-asian="normal" style:font-style-complex="normal"/>
    </style:style>
    <style:style style:name="P3" style:family="paragraph" style:parent-style-name="Standard">
      <style:text-properties fo:font-style="normal" officeooo:rsid="0015c8f0" officeooo:paragraph-rsid="000aec04" style:font-style-asian="normal" style:font-style-complex="normal"/>
    </style:style>
    <style:style style:name="P4" style:family="paragraph" style:parent-style-name="Standard">
      <style:text-properties fo:font-style="normal" officeooo:rsid="0011923d" officeooo:paragraph-rsid="000aec04" style:font-style-asian="normal" style:font-style-complex="normal"/>
    </style:style>
    <style:style style:name="P5" style:family="paragraph" style:parent-style-name="Standard">
      <style:text-properties fo:font-style="normal" officeooo:rsid="001c4e67" officeooo:paragraph-rsid="000aec04" style:font-style-asian="normal" style:font-style-complex="normal"/>
    </style:style>
    <style:style style:name="P6" style:family="paragraph" style:parent-style-name="Standard">
      <style:text-properties fo:font-style="normal" officeooo:rsid="001da518" officeooo:paragraph-rsid="000aec04" style:font-style-asian="normal" style:font-style-complex="normal"/>
    </style:style>
    <style:style style:name="P7" style:family="paragraph" style:parent-style-name="Standard">
      <style:text-properties fo:font-style="normal" officeooo:rsid="001e7e1e" officeooo:paragraph-rsid="000aec04" style:font-style-asian="normal" style:font-style-complex="normal"/>
    </style:style>
    <style:style style:name="P8" style:family="paragraph" style:parent-style-name="Standard">
      <style:text-properties fo:font-style="normal" officeooo:rsid="00252384" officeooo:paragraph-rsid="000aec04" style:font-style-asian="normal" style:font-style-complex="normal"/>
    </style:style>
    <style:style style:name="P9" style:family="paragraph" style:parent-style-name="Standard">
      <style:text-properties fo:font-style="normal" officeooo:rsid="004dc9f7" officeooo:paragraph-rsid="004dc9f7" style:font-style-asian="normal" style:font-style-complex="normal"/>
    </style:style>
    <style:style style:name="P10" style:family="paragraph" style:parent-style-name="Standard">
      <style:text-properties fo:font-style="normal" officeooo:rsid="005178dd" officeooo:paragraph-rsid="005178dd" style:font-style-asian="normal" style:font-style-complex="normal"/>
    </style:style>
    <style:style style:name="P11" style:family="paragraph" style:parent-style-name="Standard">
      <style:text-properties fo:font-style="normal" officeooo:rsid="00545d1d" officeooo:paragraph-rsid="00545d1d" style:font-style-asian="normal" style:font-style-complex="normal"/>
    </style:style>
    <style:style style:name="P12" style:family="paragraph" style:parent-style-name="Standard">
      <style:text-properties fo:font-style="normal" fo:font-weight="bold" officeooo:rsid="002ad523" officeooo:paragraph-rsid="002ad523" style:font-style-asian="normal" style:font-weight-asian="bold" style:font-style-complex="normal" style:font-weight-complex="bold"/>
    </style:style>
    <style:style style:name="P13" style:family="paragraph" style:parent-style-name="Standard">
      <style:text-properties fo:font-style="normal" fo:font-weight="bold" officeooo:rsid="003cce8b" officeooo:paragraph-rsid="003cce8b" style:font-style-asian="normal" style:font-weight-asian="bold" style:font-style-complex="normal" style:font-weight-complex="bold"/>
    </style:style>
    <style:style style:name="P14" style:family="paragraph" style:parent-style-name="Standard">
      <style:text-properties fo:font-style="normal" fo:font-weight="bold" officeooo:rsid="003d9b9c" officeooo:paragraph-rsid="003e8b96" style:font-style-asian="normal" style:font-weight-asian="bold" style:font-style-complex="normal" style:font-weight-complex="bold"/>
    </style:style>
    <style:style style:name="P15" style:family="paragraph" style:parent-style-name="Standard">
      <style:text-properties fo:font-style="normal" fo:font-weight="bold" officeooo:rsid="003d9b9c" officeooo:paragraph-rsid="004180e6" style:font-style-asian="normal" style:font-weight-asian="bold" style:font-style-complex="normal" style:font-weight-complex="bold"/>
    </style:style>
    <style:style style:name="P16" style:family="paragraph" style:parent-style-name="Standard">
      <style:text-properties fo:font-style="normal" fo:font-weight="bold" officeooo:rsid="003d9b9c" officeooo:paragraph-rsid="00430a98" style:font-style-asian="normal" style:font-weight-asian="bold" style:font-style-complex="normal" style:font-weight-complex="bold"/>
    </style:style>
    <style:style style:name="P17" style:family="paragraph" style:parent-style-name="Standard">
      <style:text-properties fo:font-style="normal" fo:font-weight="bold" officeooo:rsid="0046f241" officeooo:paragraph-rsid="0046f241" style:font-style-asian="normal" style:font-weight-asian="bold" style:font-style-complex="normal" style:font-weight-complex="bold"/>
    </style:style>
    <style:style style:name="P18" style:family="paragraph" style:parent-style-name="Standard">
      <style:text-properties fo:font-style="normal" fo:font-weight="normal" officeooo:rsid="002ad523" officeooo:paragraph-rsid="002ad523" style:font-style-asian="normal" style:font-weight-asian="normal" style:font-style-complex="normal" style:font-weight-complex="normal"/>
    </style:style>
    <style:style style:name="P19" style:family="paragraph" style:parent-style-name="Standard">
      <style:text-properties fo:font-style="normal" fo:font-weight="normal" officeooo:rsid="002ad523" officeooo:paragraph-rsid="002c918c" style:font-style-asian="normal" style:font-weight-asian="normal" style:font-style-complex="normal" style:font-weight-complex="normal"/>
    </style:style>
    <style:style style:name="P20" style:family="paragraph" style:parent-style-name="Standard">
      <style:text-properties fo:font-style="normal" fo:font-weight="normal" officeooo:rsid="002b7fcd" officeooo:paragraph-rsid="002b7fcd" style:font-style-asian="normal" style:font-weight-asian="normal" style:font-style-complex="normal" style:font-weight-complex="normal"/>
    </style:style>
    <style:style style:name="P21" style:family="paragraph" style:parent-style-name="Standard">
      <style:text-properties fo:font-style="normal" fo:font-weight="normal" officeooo:rsid="002b7fcd" officeooo:paragraph-rsid="002c918c" style:font-style-asian="normal" style:font-weight-asian="normal" style:font-style-complex="normal" style:font-weight-complex="normal"/>
    </style:style>
    <style:style style:name="P22" style:family="paragraph" style:parent-style-name="Standard">
      <style:text-properties fo:font-style="normal" fo:font-weight="normal" officeooo:rsid="003cce8b" officeooo:paragraph-rsid="003cce8b" style:font-style-asian="normal" style:font-weight-asian="normal" style:font-style-complex="normal" style:font-weight-complex="normal"/>
    </style:style>
    <style:style style:name="P23" style:family="paragraph" style:parent-style-name="Standard">
      <style:text-properties fo:font-style="normal" fo:font-weight="normal" officeooo:rsid="003d9b9c" officeooo:paragraph-rsid="003d9b9c" style:font-style-asian="normal" style:font-weight-asian="normal" style:font-style-complex="normal" style:font-weight-complex="normal"/>
    </style:style>
    <style:style style:name="P24" style:family="paragraph" style:parent-style-name="Standard">
      <style:text-properties officeooo:rsid="000b112a" officeooo:paragraph-rsid="000aec04"/>
    </style:style>
    <style:style style:name="P25" style:family="paragraph" style:parent-style-name="Standard">
      <style:text-properties officeooo:rsid="000c28e8" officeooo:paragraph-rsid="000aec04"/>
    </style:style>
    <style:style style:name="P26" style:family="paragraph" style:parent-style-name="Standard">
      <style:text-properties officeooo:rsid="000c28e8" officeooo:paragraph-rsid="002782ff"/>
    </style:style>
    <style:style style:name="P27" style:family="paragraph" style:parent-style-name="Standard">
      <style:text-properties officeooo:rsid="000cfbc0" officeooo:paragraph-rsid="000aec04"/>
    </style:style>
    <style:style style:name="P28" style:family="paragraph" style:parent-style-name="Standard">
      <style:text-properties officeooo:rsid="001028e5" officeooo:paragraph-rsid="000aec04"/>
    </style:style>
    <style:style style:name="P29" style:family="paragraph" style:parent-style-name="Standard">
      <style:text-properties officeooo:rsid="0011dca1" officeooo:paragraph-rsid="000aec04"/>
    </style:style>
    <style:style style:name="P30" style:family="paragraph" style:parent-style-name="Standard">
      <style:text-properties officeooo:rsid="00130fdc" officeooo:paragraph-rsid="000aec04"/>
    </style:style>
    <style:style style:name="P31" style:family="paragraph" style:parent-style-name="Standard">
      <style:text-properties officeooo:rsid="001f44ec" officeooo:paragraph-rsid="000aec04"/>
    </style:style>
    <style:style style:name="P32" style:family="paragraph" style:parent-style-name="Standard">
      <style:text-properties officeooo:rsid="00224b1d" officeooo:paragraph-rsid="000aec04"/>
    </style:style>
    <style:style style:name="P33" style:family="paragraph" style:parent-style-name="Standard">
      <style:text-properties officeooo:rsid="001d8406" officeooo:paragraph-rsid="000aec04"/>
    </style:style>
    <style:style style:name="P34" style:family="paragraph" style:parent-style-name="Standard">
      <style:text-properties officeooo:rsid="0010dd9a" officeooo:paragraph-rsid="000ed37c"/>
    </style:style>
    <style:style style:name="P35" style:family="paragraph" style:parent-style-name="Standard">
      <style:text-properties officeooo:rsid="00130503" officeooo:paragraph-rsid="000ed37c"/>
    </style:style>
    <style:style style:name="P36" style:family="paragraph" style:parent-style-name="Standard">
      <style:text-properties officeooo:rsid="0014d424" officeooo:paragraph-rsid="000ed37c"/>
    </style:style>
    <style:style style:name="P37" style:family="paragraph" style:parent-style-name="Standard">
      <style:text-properties officeooo:rsid="0017ca72" officeooo:paragraph-rsid="000ed37c"/>
    </style:style>
    <style:style style:name="P38" style:family="paragraph" style:parent-style-name="Standard">
      <style:text-properties officeooo:rsid="0019ad96" officeooo:paragraph-rsid="000ed37c"/>
    </style:style>
    <style:style style:name="P39" style:family="paragraph" style:parent-style-name="Standard">
      <style:text-properties officeooo:rsid="001b06d6" officeooo:paragraph-rsid="000ed37c"/>
    </style:style>
    <style:style style:name="P40" style:family="paragraph" style:parent-style-name="Standard">
      <style:text-properties officeooo:rsid="001f87bb" officeooo:paragraph-rsid="000ed37c"/>
    </style:style>
    <style:style style:name="P41" style:family="paragraph" style:parent-style-name="Standard">
      <style:text-properties officeooo:rsid="001f9b88" officeooo:paragraph-rsid="000ed37c"/>
    </style:style>
    <style:style style:name="P42" style:family="paragraph" style:parent-style-name="Standard">
      <style:text-properties officeooo:rsid="00206d7f" officeooo:paragraph-rsid="000ed37c"/>
    </style:style>
    <style:style style:name="P43" style:family="paragraph" style:parent-style-name="Standard">
      <style:text-properties officeooo:rsid="001994a0" officeooo:paragraph-rsid="00106c31"/>
    </style:style>
    <style:style style:name="P44" style:family="paragraph" style:parent-style-name="Standard">
      <style:text-properties officeooo:rsid="00298f5f" officeooo:paragraph-rsid="00106c31"/>
    </style:style>
    <style:style style:name="P45" style:family="paragraph" style:parent-style-name="Standard">
      <style:text-properties officeooo:rsid="001a862c" officeooo:paragraph-rsid="00106c31"/>
    </style:style>
    <style:style style:name="P46" style:family="paragraph" style:parent-style-name="Standard">
      <style:text-properties officeooo:rsid="001e8386" officeooo:paragraph-rsid="00106c31"/>
    </style:style>
    <style:style style:name="P47" style:family="paragraph" style:parent-style-name="Standard">
      <style:text-properties officeooo:rsid="001f4714" officeooo:paragraph-rsid="00106c31"/>
    </style:style>
    <style:style style:name="P48" style:family="paragraph" style:parent-style-name="Standard">
      <style:text-properties officeooo:rsid="00239797" officeooo:paragraph-rsid="00106c31"/>
    </style:style>
    <style:style style:name="P49" style:family="paragraph" style:parent-style-name="Standard">
      <style:text-properties officeooo:rsid="00239797" officeooo:paragraph-rsid="001fc55f"/>
    </style:style>
    <style:style style:name="P50" style:family="paragraph" style:parent-style-name="Standard">
      <style:text-properties officeooo:rsid="0025cdad" officeooo:paragraph-rsid="00106c31"/>
    </style:style>
    <style:style style:name="P51" style:family="paragraph" style:parent-style-name="Standard">
      <style:text-properties officeooo:rsid="001b3abc" officeooo:paragraph-rsid="0012b274"/>
    </style:style>
    <style:style style:name="P52" style:family="paragraph" style:parent-style-name="Standard">
      <style:text-properties officeooo:rsid="00108353" officeooo:paragraph-rsid="0010d40e"/>
    </style:style>
    <style:style style:name="P53" style:family="paragraph" style:parent-style-name="Standard">
      <style:text-properties officeooo:rsid="00146c8b" officeooo:paragraph-rsid="00146c8b"/>
    </style:style>
    <style:style style:name="P54" style:family="paragraph" style:parent-style-name="Standard">
      <style:text-properties officeooo:rsid="001c5004" officeooo:paragraph-rsid="001c5004"/>
    </style:style>
    <style:style style:name="P55" style:family="paragraph" style:parent-style-name="Standard">
      <style:text-properties officeooo:rsid="0025424f" officeooo:paragraph-rsid="0025424f"/>
    </style:style>
    <style:style style:name="P56" style:family="paragraph" style:parent-style-name="Standard">
      <style:text-properties officeooo:rsid="0016289f" officeooo:paragraph-rsid="0027c3e9"/>
    </style:style>
    <style:style style:name="P57" style:family="paragraph" style:parent-style-name="Standard">
      <style:text-properties officeooo:rsid="0016f607" officeooo:paragraph-rsid="0027c3e9"/>
    </style:style>
    <style:style style:name="P58" style:family="paragraph" style:parent-style-name="Standard">
      <style:text-properties fo:font-weight="bold" officeooo:rsid="002ad523" officeooo:paragraph-rsid="002ad523" style:font-weight-asian="bold" style:font-weight-complex="bold"/>
    </style:style>
    <style:style style:name="P59" style:family="paragraph" style:parent-style-name="Standard">
      <style:text-properties fo:font-weight="bold" officeooo:rsid="002ad523" officeooo:paragraph-rsid="00494030" style:font-weight-asian="bold" style:font-weight-complex="bold"/>
    </style:style>
    <style:style style:name="P60" style:family="paragraph" style:parent-style-name="Standard">
      <style:text-properties fo:font-weight="bold" officeooo:rsid="001994a0" officeooo:paragraph-rsid="00494030" style:font-weight-asian="bold" style:font-weight-complex="bold"/>
    </style:style>
    <style:style style:name="P61" style:family="paragraph" style:parent-style-name="Standard">
      <style:text-properties fo:font-weight="bold" officeooo:rsid="0010dd9a" officeooo:paragraph-rsid="00494030" style:font-weight-asian="bold" style:font-weight-complex="bold"/>
    </style:style>
    <style:style style:name="P62" style:family="paragraph" style:parent-style-name="Standard">
      <style:text-properties fo:font-weight="bold" officeooo:rsid="000aec04" officeooo:paragraph-rsid="00494030" style:font-weight-asian="bold" style:font-weight-complex="bold"/>
    </style:style>
    <style:style style:name="P63" style:family="paragraph" style:parent-style-name="Standard">
      <style:text-properties officeooo:rsid="002a1a03" officeooo:paragraph-rsid="00311b7f"/>
    </style:style>
    <style:style style:name="P64" style:family="paragraph" style:parent-style-name="Standard">
      <style:text-properties officeooo:rsid="002a1a03" officeooo:paragraph-rsid="0046f241"/>
    </style:style>
    <style:style style:name="P65" style:family="paragraph" style:parent-style-name="Standard">
      <style:text-properties officeooo:rsid="002a1a03" officeooo:paragraph-rsid="00494030"/>
    </style:style>
    <style:style style:name="P66" style:family="paragraph" style:parent-style-name="Standard">
      <style:text-properties officeooo:rsid="0031d478" officeooo:paragraph-rsid="0031d478"/>
    </style:style>
    <style:style style:name="P67" style:family="paragraph" style:parent-style-name="Standard">
      <style:text-properties officeooo:rsid="0031d478" officeooo:paragraph-rsid="004c7f88"/>
    </style:style>
    <style:style style:name="P68" style:family="paragraph" style:parent-style-name="Standard">
      <style:text-properties officeooo:rsid="00353af1" officeooo:paragraph-rsid="00353af1"/>
    </style:style>
    <style:style style:name="P69" style:family="paragraph" style:parent-style-name="Standard">
      <style:text-properties officeooo:rsid="00353af1" officeooo:paragraph-rsid="004c7f88"/>
    </style:style>
    <style:style style:name="P70" style:family="paragraph" style:parent-style-name="Standard">
      <style:text-properties officeooo:rsid="0035bb1b" officeooo:paragraph-rsid="0035bb1b"/>
    </style:style>
    <style:style style:name="P71" style:family="paragraph" style:parent-style-name="Standard">
      <style:text-properties officeooo:rsid="003721e1" officeooo:paragraph-rsid="003721e1"/>
    </style:style>
    <style:style style:name="P72" style:family="paragraph" style:parent-style-name="Standard">
      <style:text-properties officeooo:rsid="0039bc0d" officeooo:paragraph-rsid="0039bc0d"/>
    </style:style>
    <style:style style:name="P73" style:family="paragraph" style:parent-style-name="Standard">
      <style:text-properties officeooo:rsid="003b3eb2" officeooo:paragraph-rsid="003b3eb2"/>
    </style:style>
    <style:style style:name="P74" style:family="paragraph" style:parent-style-name="Standard">
      <style:text-properties officeooo:paragraph-rsid="00430a98"/>
    </style:style>
    <style:style style:name="P75" style:family="paragraph" style:parent-style-name="Standard">
      <style:text-properties officeooo:rsid="001cde10" officeooo:paragraph-rsid="00494030"/>
    </style:style>
    <style:style style:name="P76" style:family="paragraph" style:parent-style-name="Standard">
      <style:text-properties officeooo:rsid="00218cd0" officeooo:paragraph-rsid="00494030"/>
    </style:style>
    <style:style style:name="P77" style:family="paragraph" style:parent-style-name="Standard">
      <style:text-properties officeooo:rsid="002619b4" officeooo:paragraph-rsid="00494030"/>
    </style:style>
    <style:style style:name="P78" style:family="paragraph" style:parent-style-name="Standard">
      <style:text-properties fo:font-weight="normal" officeooo:paragraph-rsid="00430a98" style:font-weight-asian="normal" style:font-weight-complex="normal"/>
    </style:style>
    <style:style style:name="P79" style:family="paragraph" style:parent-style-name="Standard">
      <style:text-properties style:font-name="Liberation Serif" fo:font-size="12pt"/>
    </style:style>
    <style:style style:name="P80" style:family="paragraph" style:parent-style-name="Standard">
      <style:paragraph-properties fo:break-before="page"/>
      <style:text-properties fo:font-weight="bold" officeooo:rsid="000cabf3" officeooo:paragraph-rsid="000cabf3" style:font-weight-asian="bold" style:font-weight-complex="bold"/>
    </style:style>
    <style:style style:name="P81" style:family="paragraph" style:parent-style-name="Standard">
      <style:paragraph-properties fo:break-before="page"/>
      <style:text-properties fo:font-style="normal" fo:font-weight="bold" officeooo:rsid="002ad523" officeooo:paragraph-rsid="002ad523" style:font-style-asian="normal" style:font-weight-asian="bold" style:font-style-complex="normal" style:font-weight-complex="bold"/>
    </style:style>
    <style:style style:name="P82" style:family="paragraph" style:parent-style-name="Standard">
      <style:paragraph-properties fo:break-before="page"/>
      <style:text-properties fo:font-style="normal" fo:font-weight="bold" officeooo:rsid="003cce8b" officeooo:paragraph-rsid="003cce8b" style:font-style-asian="normal" style:font-weight-asian="bold" style:font-style-complex="normal" style:font-weight-complex="bold"/>
    </style:style>
    <style:style style:name="P8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84" style:family="paragraph" style:parent-style-name="Standard">
      <style:text-properties fo:font-style="normal" officeooo:rsid="0055299c" officeooo:paragraph-rsid="0055299c" style:font-style-asian="normal" style:font-style-complex="normal"/>
    </style:style>
    <style:style style:name="T1" style:family="text">
      <style:text-properties officeooo:rsid="002c8b2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0f91" style:font-style-asian="normal" style:font-style-complex="normal"/>
    </style:style>
    <style:style style:name="T5" style:family="text">
      <style:text-properties fo:font-style="normal" officeooo:rsid="0015c8f0" style:font-style-asian="normal" style:font-style-complex="normal"/>
    </style:style>
    <style:style style:name="T6" style:family="text">
      <style:text-properties fo:font-style="normal" officeooo:rsid="0018650b" style:font-style-asian="normal" style:font-style-complex="normal"/>
    </style:style>
    <style:style style:name="T7" style:family="text">
      <style:text-properties fo:font-style="normal" officeooo:rsid="0018e44c" style:font-style-asian="normal" style:font-style-complex="normal"/>
    </style:style>
    <style:style style:name="T8" style:family="text">
      <style:text-properties fo:font-style="normal" officeooo:rsid="001c4e67" style:font-style-asian="normal" style:font-style-complex="normal"/>
    </style:style>
    <style:style style:name="T9" style:family="text">
      <style:text-properties fo:font-style="normal" officeooo:rsid="0025898a" style:font-style-asian="normal" style:font-style-complex="normal"/>
    </style:style>
    <style:style style:name="T10" style:family="text">
      <style:text-properties fo:font-style="normal" fo:font-weight="normal" officeooo:rsid="003d9b9c" style:font-style-asian="normal" style:font-weight-asian="normal" style:font-style-complex="normal" style:font-weight-complex="normal"/>
    </style:style>
    <style:style style:name="T11" style:family="text">
      <style:text-properties officeooo:rsid="002054d1"/>
    </style:style>
    <style:style style:name="T12" style:family="text">
      <style:text-properties officeooo:rsid="001e7e1e"/>
    </style:style>
    <style:style style:name="T13" style:family="text">
      <style:text-properties officeooo:rsid="00252384"/>
    </style:style>
    <style:style style:name="T14" style:family="text">
      <style:text-properties officeooo:rsid="0023637b"/>
    </style:style>
    <style:style style:name="T15" style:family="text">
      <style:text-properties officeooo:rsid="0026e32d"/>
    </style:style>
    <style:style style:name="T16" style:family="text">
      <style:text-properties officeooo:rsid="0027464d"/>
    </style:style>
    <style:style style:name="T17" style:family="text">
      <style:text-properties officeooo:rsid="000aec04"/>
    </style:style>
    <style:style style:name="T18" style:family="text">
      <style:text-properties officeooo:rsid="001c52e3"/>
    </style:style>
    <style:style style:name="T19" style:family="text">
      <style:text-properties officeooo:rsid="001e8503"/>
    </style:style>
    <style:style style:name="T20" style:family="text">
      <style:text-properties officeooo:rsid="00202503"/>
    </style:style>
    <style:style style:name="T21" style:family="text">
      <style:text-properties officeooo:rsid="00246d6d"/>
    </style:style>
    <style:style style:name="T22" style:family="text">
      <style:text-properties officeooo:rsid="00239abf"/>
    </style:style>
    <style:style style:name="T23" style:family="text">
      <style:text-properties officeooo:rsid="0027a6c0"/>
    </style:style>
    <style:style style:name="T24" style:family="text">
      <style:text-properties officeooo:rsid="00289d45"/>
    </style:style>
    <style:style style:name="T25" style:family="text">
      <style:text-properties officeooo:rsid="001c6423"/>
    </style:style>
    <style:style style:name="T26" style:family="text">
      <style:text-properties officeooo:rsid="00130fdc"/>
    </style:style>
    <style:style style:name="T27" style:family="text">
      <style:text-properties officeooo:rsid="001b3abc"/>
    </style:style>
    <style:style style:name="T28" style:family="text">
      <style:text-properties officeooo:rsid="002c00b0"/>
    </style:style>
    <style:style style:name="T29" style:family="text">
      <style:text-properties officeooo:rsid="001a5e43"/>
    </style:style>
    <style:style style:name="T30" style:family="text">
      <style:text-properties officeooo:rsid="0021373d"/>
    </style:style>
    <style:style style:name="T31" style:family="text">
      <style:text-properties officeooo:rsid="001ff49d"/>
    </style:style>
    <style:style style:name="T32" style:family="text">
      <style:text-properties officeooo:rsid="0026b1c4"/>
    </style:style>
    <style:style style:name="T33" style:family="text">
      <style:text-properties officeooo:rsid="0011f876"/>
    </style:style>
    <style:style style:name="T34" style:family="text">
      <style:text-properties officeooo:rsid="0015ed41"/>
    </style:style>
    <style:style style:name="T35" style:family="text">
      <style:text-properties officeooo:rsid="0019ad96"/>
    </style:style>
    <style:style style:name="T36" style:family="text">
      <style:text-properties officeooo:rsid="001cdef6"/>
    </style:style>
    <style:style style:name="T37" style:family="text">
      <style:text-properties fo:font-weight="bold" officeooo:rsid="001c52e3" style:font-weight-asian="bold" style:font-weight-complex="bold"/>
    </style:style>
    <style:style style:name="T38" style:family="text">
      <style:text-properties officeooo:rsid="001f9b88"/>
    </style:style>
    <style:style style:name="T39" style:family="text">
      <style:text-properties officeooo:rsid="00206d7f"/>
    </style:style>
    <style:style style:name="T40" style:family="text">
      <style:text-properties officeooo:rsid="00108353"/>
    </style:style>
    <style:style style:name="T41" style:family="text">
      <style:text-properties officeooo:rsid="0010d40e"/>
    </style:style>
    <style:style style:name="T42" style:family="text">
      <style:text-properties officeooo:rsid="0012b274"/>
    </style:style>
    <style:style style:name="T43" style:family="text">
      <style:text-properties officeooo:rsid="0014a41f"/>
    </style:style>
    <style:style style:name="T44" style:family="text">
      <style:text-properties officeooo:rsid="0018859c"/>
    </style:style>
    <style:style style:name="T45" style:family="text">
      <style:text-properties officeooo:rsid="00191a4c"/>
    </style:style>
    <style:style style:name="T46" style:family="text">
      <style:text-properties officeooo:rsid="001bb825"/>
    </style:style>
    <style:style style:name="T47" style:family="text">
      <style:text-properties officeooo:rsid="001c45e0"/>
    </style:style>
    <style:style style:name="T48" style:family="text">
      <style:text-properties officeooo:rsid="001cde10"/>
    </style:style>
    <style:style style:name="T49" style:family="text">
      <style:text-properties officeooo:rsid="001ebfdb"/>
    </style:style>
    <style:style style:name="T50" style:family="text">
      <style:text-properties officeooo:rsid="00218cd0"/>
    </style:style>
    <style:style style:name="T51" style:family="text">
      <style:text-properties officeooo:rsid="00218d6c"/>
    </style:style>
    <style:style style:name="T52" style:family="text">
      <style:text-properties officeooo:rsid="002ad523"/>
    </style:style>
    <style:style style:name="T53" style:family="text">
      <style:text-properties officeooo:rsid="002b7fcd"/>
    </style:style>
    <style:style style:name="T54" style:family="text">
      <style:text-properties officeooo:rsid="002c918c"/>
    </style:style>
    <style:style style:name="T55" style:family="text">
      <style:text-properties officeooo:rsid="0032f28d"/>
    </style:style>
    <style:style style:name="T56" style:family="text">
      <style:text-properties officeooo:rsid="0035bb1b"/>
    </style:style>
    <style:style style:name="T57" style:family="text">
      <style:text-properties officeooo:rsid="003889fc"/>
    </style:style>
    <style:style style:name="T58" style:family="text">
      <style:text-properties officeooo:rsid="003b3eb2"/>
    </style:style>
    <style:style style:name="T59" style:family="text">
      <style:text-properties officeooo:rsid="002a1a03"/>
    </style:style>
    <style:style style:name="T60" style:family="text">
      <style:text-properties fo:font-weight="normal" style:font-weight-asian="normal" style:font-weight-complex="normal"/>
    </style:style>
    <style:style style:name="T61" style:family="text">
      <style:text-properties fo:font-weight="normal" officeooo:rsid="001cdef6" style:font-weight-asian="normal" style:font-weight-complex="normal"/>
    </style:style>
    <style:style style:name="T62" style:family="text">
      <style:text-properties style:text-position="0% 100%"/>
    </style:style>
    <style:style style:name="T63" style:family="text">
      <style:text-properties style:text-position="0% 100%" fo:font-weight="normal" style:font-weight-asian="normal" style:font-weight-complex="normal"/>
    </style:style>
    <style:style style:name="T64" style:family="text">
      <style:text-properties style:text-position="0% 100%" fo:font-style="normal" fo:font-weight="normal" officeooo:rsid="003d9b9c" style:font-style-asian="normal" style:font-weight-asian="normal" style:font-style-complex="normal" style:font-weight-complex="normal"/>
    </style:style>
    <style:style style:name="T65" style:family="text">
      <style:text-properties style:text-position="0% 100%" officeooo:rsid="0032f28d"/>
    </style:style>
    <style:style style:name="T66" style:family="text">
      <style:text-properties style:text-position="0% 100%" officeooo:rsid="0035bb1b"/>
    </style:style>
    <style:style style:name="T67" style:family="text">
      <style:text-properties style:text-position="0% 100%" officeooo:rsid="004ab2bf"/>
    </style:style>
    <style:style style:name="T68" style:family="text">
      <style:text-properties style:text-position="0% 100%" officeooo:rsid="003b3eb2"/>
    </style:style>
    <style:style style:name="T69" style:family="text">
      <style:text-properties style:text-position="0% 100%" officeooo:rsid="0046e9af"/>
    </style:style>
    <style:style style:name="T70" style:family="text">
      <style:text-properties style:text-position="0% 100%" officeooo:rsid="00218d6c"/>
    </style:style>
    <style:style style:name="T71" style:family="text">
      <style:text-properties style:text-position="0% 100%" officeooo:rsid="001c6423"/>
    </style:style>
    <style:style style:name="T72" style:family="text">
      <style:text-properties style:text-position="0% 100%" officeooo:rsid="0027464d"/>
    </style:style>
    <style:style style:name="T73" style:family="text">
      <style:text-properties style:text-position="0% 100%" officeooo:rsid="0044ccf1"/>
    </style:style>
    <style:style style:name="T74" style:family="text">
      <style:text-properties style:text-position="0% 100%" officeooo:rsid="005178dd"/>
    </style:style>
    <style:style style:name="T75" style:family="text">
      <style:text-properties officeooo:rsid="0044ccf1"/>
    </style:style>
    <style:style style:name="T76" style:family="text">
      <style:text-properties officeooo:rsid="0046b1db"/>
    </style:style>
    <style:style style:name="T77" style:family="text">
      <style:text-properties officeooo:rsid="0046e9af"/>
    </style:style>
    <style:style style:name="T78" style:family="text">
      <style:text-properties officeooo:rsid="004ab2bf"/>
    </style:style>
    <style:style style:name="T79" style:family="text">
      <style:text-properties officeooo:rsid="004dc9f7"/>
    </style:style>
    <style:style style:name="T80" style:family="text">
      <style:text-properties officeooo:rsid="005178dd"/>
    </style:style>
    <style:style style:name="T81" style:family="text">
      <style:text-properties officeooo:rsid="00545d1d"/>
    </style:style>
    <style:style style:name="T82" style:family="text">
      <style:text-properties officeooo:rsid="00548b05"/>
    </style:style>
    <style:style style:name="T83" style:family="text">
      <style:text-properties officeooo:rsid="0055299c"/>
    </style:style>
    <style:style style:name="T84" style:family="text">
      <style:text-properties officeooo:rsid="005816f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Introduction</text:p>
      <text:p text:style-name="P29"/>
      <text:p text:style-name="P67"><text:span text:style-name="T55">Many species of b</text:span>acteria, long thought to act solely as individual entities, <text:span text:style-name="T55">have been shown to form complex multicellular structures called biofilms. Biofilms typically consist of closely-clustered cells of one or more cooperating species, bound and protected by an adhesive, resilient extracellular matrix. Biofilms may also be porous to allow the passage of nutrients to the interior, and usually grant the constituent organisms substantial resilience against mechanical and chemical stress clae</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pBENudSgMr"/><text:span text:style-name="T65">(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pBENudSgMr"/><text:span text:style-name="T64">.</text:span></text:p>
      <text:p text:style-name="P66"/>
      <text:p text:style-name="P69">Biofilms are not the only form of multicellularity that bacteria display, however. Long before the discovery of biofilms, Streptomycetes were known to form large structures in which cells do not truly divide – instead, partially-formed intercellular walls create a series of compartments along filaments called hyphae, throughout which cellular components are free to travel <text:span text:style-name="T64">⁠</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NQJepiu5xT"/><text:span text:style-name="T64">(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NQJepiu5xT"/><text:span text:style-name="T64">⁠</text:span><text:reference-mark-start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CeqLcQaDdL"/><text:span text:style-name="T64">(2)</text:span><text:reference-mark-end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CeqLcQaDdL"/><text:span text:style-name="T64">⁠. </text:span>Other species <text:span text:style-name="T56">form chains of cells through incomplete cell division. Besides the potential benefits of resistance to mechanical and chemical attack, multicellularity also enables bacterial populations to cooperate in seeking nutrient sources, and maximise the efficiency with which they can exploit their growth environment </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gYeOqKU64g"/><text:span text:style-name="T66">(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gYeOqKU64g"/><text:span text:style-name="T56">⁠</text:span><text:span text:style-name="T64">.</text:span></text:p>
      <text:p text:style-name="P68"/>
      <text:p text:style-name="P70">Forming a greater understanding of how multicellular bacterial behaviour can be controlled carries a number of potential benefits. Biofilms carry a socioeconomic cost, for example through pathogenic colonies surviving within medical equipment and infecting vulnerable patients <text:reference-mark-start text:name="ADDIN CSL_CITATION {&quot;properties&quot;: {&quot;noteIndex&quot;: 0}, &quot;citationItems&quot;: [{&quot;id&quot;: &quot;ITEM-1&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1&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mendeley&quot;: {&quot;previouslyFormattedCitation&quot;: &quot;(3)&quot;, &quot;plainTextFormattedCitation&quot;: &quot;(3)&quot;, &quot;formattedCitation&quot;: &quot;(3)&quot;}, &quot;schema&quot;: &quot;https://github.com/citation-style-language/schema/raw/master/csl-citation.json&quot;} RNDglAXPJj1hp"/><text:span text:style-name="T62">(3)</text:span><text:reference-mark-end text:name="ADDIN CSL_CITATION {&quot;properties&quot;: {&quot;noteIndex&quot;: 0}, &quot;citationItems&quot;: [{&quot;id&quot;: &quot;ITEM-1&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1&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mendeley&quot;: {&quot;previouslyFormattedCitation&quot;: &quot;(3)&quot;, &quot;plainTextFormattedCitation&quot;: &quot;(3)&quot;, &quot;formattedCitation&quot;: &quot;(3)&quot;}, &quot;schema&quot;: &quot;https://github.com/citation-style-language/schema/raw/master/csl-citation.json&quot;} RNDglAXPJj1hp"/>⁠, or through forming onto <text:span text:style-name="T78">food-processing</text:span> equipment and causing <text:span text:style-name="T78">spoiling </text:span><text:reference-mark-start text:name="ADDIN CSL_CITATION {&quot;properties&quot;: {&quot;noteIndex&quot;: 0}, &quot;citationItems&quot;: [{&quot;id&quot;: &quot;ITEM-1&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1&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4)&quot;, &quot;plainTextFormattedCitation&quot;: &quot;(4)&quot;, &quot;formattedCitation&quot;: &quot;(4)&quot;}, &quot;schema&quot;: &quot;https://github.com/citation-style-language/schema/raw/master/csl-citation.json&quot;} RNDjhyxv3dIuH"/><text:span text:style-name="T67">(4)</text:span><text:reference-mark-end text:name="ADDIN CSL_CITATION {&quot;properties&quot;: {&quot;noteIndex&quot;: 0}, &quot;citationItems&quot;: [{&quot;id&quot;: &quot;ITEM-1&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1&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4)&quot;, &quot;plainTextFormattedCitation&quot;: &quot;(4)&quot;, &quot;formattedCitation&quot;: &quot;(4)&quot;}, &quot;schema&quot;: &quot;https://github.com/citation-style-language/schema/raw/master/csl-citation.json&quot;} RNDjhyxv3dIuH"/><text:span text:style-name="T78">⁠</text:span>. As a result, there is great demand for methods by which biofilm formation can be discouraged or prevented, or biofilms made to form in such a way as to be vulnerable to standard sterilisation techniques.</text:p>
      <text:p text:style-name="P70"/>
      <text:p text:style-name="P71">While the genetic and metabolic drivers of multicellularity can be studied on the cellular level in the laboratory, the benefits, effects and overall emergent behaviour of biofilms can be effectively <text:span text:style-name="T57">explored </text:span>throug<text:span text:style-name="T57">h</text:span> computational modelling. <text:span text:style-name="T57">Traditional spatial models are mathematically complex, but bacterial cells do operate as individuals that respond to one another’s signals and their environment to determine their individual behaviour. As a result, they are a good fit for agent-based modelling.</text:span></text:p>
      <text:p text:style-name="P29"/>
      <text:p text:style-name="P72">Agent-based modelling consists, as the name suggests, as a group of individual “agents” occupying the experimental space. Agents’ behaviour may be influenced by one another, but there is no central director – each agent possesses its own decision-making criteria and makes its decisions as an individual. Agent-based models typically also create an environment that the agents exist in and can alter through their behaviour, <text:span text:style-name="T58">changes that may in turn affect the behaviour of the same or other agents</text:span><text:reference-mark-start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mendeley&quot;: {&quot;previouslyFormattedCitation&quot;: &quot;(5)&quot;, &quot;plainTextFormattedCitation&quot;: &quot;(5)&quot;, &quot;formattedCitation&quot;: &quot;(5)&quot;}, &quot;schema&quot;: &quot;https://github.com/citation-style-language/schema/raw/master/csl-citation.json&quot;} RNDDgzso7Uap4"/><text:span text:style-name="T68">(5)</text:span><text:reference-mark-end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mendeley&quot;: {&quot;previouslyFormattedCitation&quot;: &quot;(5)&quot;, &quot;plainTextFormattedCitation&quot;: &quot;(5)&quot;, &quot;formattedCitation&quot;: &quot;(5)&quot;}, &quot;schema&quot;: &quot;https://github.com/citation-style-language/schema/raw/master/csl-citation.json&quot;} RNDDgzso7Uap4"/><text:span text:style-name="T58">⁠.</text:span></text:p>
      <text:p text:style-name="P72"/>
      <text:p text:style-name="P73">Multiple software packages are available for agent-based modell<text:span text:style-name="T76">i</text:span>ng, but the one that was chosen was NetLogo. <text:span text:style-name="T59">As a dedicated program for creating agent-based models, </text:span>its bespoke scripting language contains a wide array of useful native functions, and is more intuitive to a novice programmer than general-purpose programming languages. It also includes a built-in display output as well as the ability to easily create a user interface by dragging-and-dropping interface elements. <text:span text:style-name="T77">[NetLogo]</text:span></text:p>
      <text:p text:style-name="P63"/>
      <text:p text:style-name="P64"><text:span text:style-name="T58">Computing s</text:span>peed was <text:span text:style-name="T58">a concern when choosing NetLogo, and early models remained very basic in order to slowly test its limits. </text:span>It is, however, capable of interfacing with C and Java, and some experimenters have achieved large gains in performance by offloading particularly demanding routines to true, faster programming languages. <text:span text:style-name="T77">Other experimenters have documented a range of ways in which native NetLogo performance can be improved through efficient code architecture</text:span><text:reference-mark-start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qOrHNJ8Yll"/><text:span text:style-name="T69">(6)</text:span><text:reference-mark-end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qOrHNJ8Yll"/><text:span text:style-name="T77">⁠.</text:span></text:p>
      <text:p text:style-name="P64"/>
      <text:p text:style-name="P65"><text:soft-page-break/><text:s/><text:span text:style-name="T58">Given that the models planned were not expected to be very computationally heavy, NetLogo was chosen as the most likely option with which interesting results could be obtained over the course of the project. Several models were thus created over the course of the project.</text:span></text:p>
      <text:p text:style-name="P65"/>
      <text:p text:style-name="P65"/>
      <text:p text:style-name="P59">Results and Discussion</text:p>
      <text:p text:style-name="P58"/>
      <text:p text:style-name="P58">Basic <text:span text:style-name="T83">Growth and Branching</text:span></text:p>
      <text:p text:style-name="P29"/>
      <text:p text:style-name="P29">T<text:span text:style-name="T17">h</text:span>e first model was intended <text:span text:style-name="T26">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29"/>
      <text:p text:style-name="P30">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7">Cells reproduce by replicating themselves and pushing the replicate forwards, mimicking cell division. Reproducing costs the cell as much energy as a turn of survival (in other words, the cell’s energy upkeep requirement is doubled on a turn in which it reproduces) and a cell will reproduce whenever it can do so without immediately exhausting itself.</text:span></text:p>
      <text:p text:style-name="P30"/>
      <text:p text:style-name="P31">(Figure 1 – <text:span text:style-name="T28">Screenshot series from 2D growth model</text:span>)</text:p>
      <text:p text:style-name="P31"/>
      <text:p text:style-name="P30">Under the default settings, each 1x1 grid square (“patch”) can <text:span text:style-name="T40">effectively</text:span> support a single cell, <text:span text:style-name="T40">producing one unit of energy per turn which is the same amount as the cell requires</text:span>. <text:span text:style-name="T29">As each cell is placed one grid length in front of its parent cell, branches usually cannot grow across one another – the first depletes the nutrients of the crossover area,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30"/>
      <text:p text:style-name="P31">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30">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31"/>
      <text:p text:style-name="P32">(Figure 2 – <text:span text:style-name="T28">Screenshot series with nutrient diffusion</text:span>)</text:p>
      <text:p text:style-name="P33"/>
      <text:p text:style-name="P33"><text:span text:style-name="T30">This limitation</text:span> is overcome when nutrient diffusion across the growth space is introduced to the model. <text:span text:style-name="T31">More than once cell can survive on a grid space and a once cell can accumulate energy indefinitely if any surrounding patch stays empty, allowing it to continually reproduce until all adjacent squares are occupied. As seen in Figure 2, this ultimately, and invariably, results in complete growth over the surface with one cell per grid square, as this puts the energy flow exactly in equilibrium. However, the last few squares are only occupied following a long trial and error process.</text:span></text:p>
      <text:p text:style-name="P33"/>
      <text:p text:style-name="P52"><text:span text:style-name="T41">The previous two models produce a colony that is largely static, as would typically be seen under a microscope. However, an</text:span> interesting variation can be seen when each cell’s energy requirements are <text:soft-page-break/>greater than a single tile can provide. <text:span text:style-name="T42">Static cells quickly exhaust resources on their own tile, and thereafter die. As long as a cell is able to take up resources faster than it uses them, however, it is still able to reproduce before dying.</text:span></text:p>
      <text:p text:style-name="P52"/>
      <text:p text:style-name="P53">(Figure 3 – Screenshots, roaming colonies)</text:p>
      <text:p text:style-name="P53"/>
      <text:p text:style-name="P53">Figure 3 shows the resulting pattern. Rather than one large, <text:span text:style-name="T43">connected colony, several strings of cells emerge, travelling around the model area constantly. These leave trails of nutrient-depleted areas which gradually replenish behind them. The colonies also occasionally gather enough energy to branch and send off a splinter colony in another direction. Colonies also occasionally meet, and compete for resources, usually resulting in the death of one of the colonies.</text:span></text:p>
      <text:p text:style-name="P30"/>
      <text:p text:style-name="P51"><text:span text:style-name="T44">However, a</text:span>ll of the <text:span text:style-name="T24">aforementioned</text:span> models display blind behaviour on behalf of the cells – their behaviour does not change based on their surroundings. <text:s/><text:span text:style-name="T25">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dp5d0NkSiv"/><text:span text:style-name="T71">(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dp5d0NkSiv"/><text:span text:style-name="T25">⁠.</text:span></text:p>
      <text:p text:style-name="P51"/>
      <text:p text:style-name="P54">Future work in this area might involve giving the cells the ability to sense and reproduce or move towards the highest concentra<text:span text:style-name="T48">t</text:span>ion of nutrients in their immediate area. Another basic interaction would be the ability to sense when a tile is already fully exploited by existing cells and cannot support a further occupant. The ability for cells to communicate information and influence each others’ behaviour through chemical signal diffusion would also be of interest.</text:p>
      <text:p text:style-name="P54"/>
      <text:p text:style-name="P54">Th<text:span text:style-name="T48">e availability and diffusion of nutrients also could benefit from further development. While in the current model, nutrients are available uniformly across the growth area, it would be more useful to model a nutrient gradient by allowing nutrients to regenerate only at one or more edges of the growth area. In addition, nutrient diffusion could be slower across denser regions of cells, which would be useful for modelling the effects of biofilm porousness on internal nutrient availability, and therefore the population density within the biofilm.</text:span></text:p>
      <text:p text:style-name="P54"/>
      <text:p text:style-name="P75">A further limitation with this type <text:span text:style-name="T49">of model is that the growth and overall shape of the colony is only the result of cell division, and that all cells in the colony are descendants of those originally seeded at the beginning. As observed in Figure 1, this can produce a branched shape, but there are other, indirect methods of growth that can produce such a branching pattern, most notably a process called diffusion-limited aggregation.</text:span></text:p>
      <text:p text:style-name="P60"/>
      <text:p text:style-name="P60"/>
      <text:p text:style-name="P60">Diffusion-<text:span text:style-name="T83">L</text:span>imited <text:span text:style-name="T83">A</text:span>ggregation</text:p>
      <text:p text:style-name="P43"/>
      <text:p text:style-name="P45">Diffusion-limited aggregation is a process <text:span text:style-name="T45">i</text:span>n which dispersed particles following a random wal<text:span text:style-name="T18">k</text:span> attach irreversibly to one another. <text:span text:style-name="T18">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 </text:span><text:span text:style-name="T37">(Sander DLA)</text:span><text:span text:style-name="T18">.</text:span></text:p>
      <text:p text:style-name="P45"/>
      <text:p text:style-name="P46">This phenomenon is seen in many scientific contexts, <text:span text:style-name="T19">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46"/>
      <text:p text:style-name="P47"><text:soft-page-break/>In the diffusion-limited growth model, a single, stationary particle is placed in the centre of the model area, <text:span text:style-name="T20">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49"/>
      <text:p text:style-name="P49">Figure <text:span text:style-name="T52">4</text:span> – <text:span text:style-name="T17">(</text:span>Netlogo 2D DLA screenshots<text:span text:style-name="T17">)</text:span></text:p>
      <text:p text:style-name="P49"/>
      <text:p text:style-name="P48">The result of this is visible in figure <text:span text:style-name="T52">4</text:span> – a branched pattern extending from the centre in all directions. This is the <text:span text:style-name="T21">kind of </text:span>pattern that would be expected to be seen if a biofilm were formed solely by cells aggregating, but not dividing <text:span text:style-name="T22">(or at least, aggregating much faster than the reproduction cycle of the cells). This provides an interesting secondary mode of growth for a biofilm for potential future work. </text:span></text:p>
      <text:p text:style-name="P48"/>
      <text:p text:style-name="P50">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text:p>
      <text:p text:style-name="P50"/>
      <text:p text:style-name="P44">Figure <text:span text:style-name="T52">5</text:span> – <text:span text:style-name="T17">(</text:span>Netlogo 3D DLA screenshots<text:span text:style-name="T17">)</text:span></text:p>
      <text:p text:style-name="P44"/>
      <text:p text:style-name="P50">As <text:span text:style-name="T50">shown by figure 5, t</text:span>he <text:span text:style-name="T23">end result is very similar to the 2D model, although the overall aggregation is slower given that collisions are simply less likely in a 3D space than a 2D space of the same xy dimensions. The overall number of particles was also reduced, as higher numbers interfered with the visibility of the aggregate in a 3D environment.</text:span></text:p>
      <text:p text:style-name="P50"/>
      <text:p text:style-name="P76">Aggregation represents one means of handling collisions between <text:span text:style-name="T51">cells</text:span>, <text:span text:style-name="T51">but there are other possible interactions. Most obviously, being physical objects, cells should exclude one another from their own space, but NetLogo does not include true functionality for this by default. Other interactions could include being linked together in a chain, as some bacteria do, such as Streptococcus </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MZJJZBIJqO"/><text:span text:style-name="T70">(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MZJJZBIJqO"/><text:span text:style-name="T51">⁠. To further expand upon the possibilities for future models, attempts were made to repurpose existing NetLogo functions for the purpose of modelling physical interactions between agents.</text:span></text:p>
      <text:p text:style-name="P61"/>
      <text:p text:style-name="P61"/>
      <text:p text:style-name="P61">3D <text:span text:style-name="T83">Chain Physics</text:span></text:p>
      <text:p text:style-name="P34"/>
      <text:p text:style-name="P34">During the switch from NetLogo 2D to 3D, attention was focused on making cells interact with one another and their environment in a physically <text:span text:style-name="T33">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34"/>
      <text:p text:style-name="P35">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35"/>
      <text:p text:style-name="P36">Multiple models were made to test this function. The first of these was a <text:span text:style-name="T34">simple </text:span>model in which a string of <text:span text:style-name="T34">connected </text:span>cells <text:span text:style-name="T34">are subjected to NetLogo’s spring physics. In this model, a new cell is created at the end of the existing chain each tick (though the creation of new cells can be switched </text:span><text:soft-page-break/><text:span text:style-name="T34">off at any time). The entire set of cells is moved a number of times every tick according to the spring layout function.</text:span></text:p>
      <text:p text:style-name="P36"/>
      <text:p text:style-name="P37">Figure <text:span text:style-name="T52">6</text:span> (layoutSpringTest – screenshots)</text:p>
      <text:p text:style-name="P37"/>
      <text:p text:style-name="P37">As can be seen in Figure <text:span text:style-name="T52">6</text:span>, <text:span text:style-name="T35">the result is that the string of cells extends to form a straight line where possible, curving once the string approaches the edges of the simulation area. This is broadly as expected – a straight line configuration puts as much distance as possible between each element of the chain and every other element, whilst maintaining cohesion between the line of linked cells.</text:span></text:p>
      <text:p text:style-name="P37"/>
      <text:p text:style-name="P38">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p>
      <text:p text:style-name="P37"/>
      <text:p text:style-name="P39">The second model developed was <text:span text:style-name="T36">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text:span><text:span text:style-name="T61">.</text:span></text:p>
      <text:p text:style-name="P40"/>
      <text:p text:style-name="P40">This model required some more dynamic handling of turtle variables. <text:span text:style-name="T38">Cell section</text:span>s in this model possess two variables, “location” and “ID”. Both variables are dynamically updated across entire chains using a recursive loop. “Location” records how many links a <text:span text:style-name="T38">section</text:span> is from the end of the chain, with the <text:span text:style-name="T38">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40"/>
      <text:p text:style-name="P41">“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p>
      <text:p text:style-name="P40"/>
      <text:p text:style-name="P42">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40"/>
      <text:p text:style-name="P40">Figure <text:span text:style-name="T52">7</text:span> (growthShearingInteractions – screenshots<text:span text:style-name="T38">)</text:span></text:p>
      <text:p text:style-name="P40"/>
      <text:p text:style-name="P41">As Figure <text:span text:style-name="T52">7</text:span> shows, <text:span text:style-name="T39">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downwards movement to the cells and a solid surface at the bottom, allowing cells to gather on the surface and accumulate into a more usual configuration.</text:span></text:p>
      <text:p text:style-name="P41"/>
      <text:p text:style-name="P77"><text:soft-page-break/>Further work could expand upon this, but the decision was made not to continue with this angle due to worsening performance issues. NetLogo proved unable to handle a computationally useful number of cells without experiencing severe slowdown. <text:span text:style-name="T32">Further exploration of this idea would most likely require offloading the physics-based computation to a faster language, such as Java or C, and would have taken too much time to develop to fall within the scope of the project.</text:span></text:p>
      <text:p text:style-name="P62"/>
      <text:p text:style-name="P62"/>
      <text:p text:style-name="P62">Hyphal Growth Model</text:p>
      <text:p text:style-name="P24"/>
      <text:p text:style-name="P55">Following this exploration of the possibilities of NetLogo in modelling microbial communities, <text:span text:style-name="T75">this model was specifically designed to mimic the hyphal growth modes seen in Streptomyces. In this form of growth, the organism does not form discrete cells as it grows, but instead extends to form a growing "tunnel" or hypha</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id&quot;: &quot;ITEM-2&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2&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1,2)&quot;, &quot;plainTextFormattedCitation&quot;: &quot;(1,2)&quot;, &quot;formattedCitation&quot;: &quot;(1,2)&quot;}, &quot;schema&quot;: &quot;https://github.com/citation-style-language/schema/raw/master/csl-citation.json&quot;} RNDR5b6IlOhQm"/><text:span text:style-name="T73">(1,2)</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id&quot;: &quot;ITEM-2&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2&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1,2)&quot;, &quot;plainTextFormattedCitation&quot;: &quot;(1,2)&quot;, &quot;formattedCitation&quot;: &quot;(1,2)&quot;}, &quot;schema&quot;: &quot;https://github.com/citation-style-language/schema/raw/master/csl-citation.json&quot;} RNDR5b6IlOhQm"/><text:span text:style-name="T75">⁠. Cell wall synthesis occurs at the polarisome, an organelle found at the growing tip of the hypha, and the tip extends forwards with the polarisome as the cell wall assembles behind it</text:span><text:reference-mark-start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NKm0TUXpLr"/><text:span text:style-name="T73">(7)</text:span><text:reference-mark-end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NKm0TUXpLr"/><text:span text:style-name="T75">⁠.</text:span></text:p>
      <text:p text:style-name="P26"/>
      <text:p text:style-name="P27">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 <text:span text:style-name="T80">perpendicular to the original hypha</text:span><text:reference-mark-start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MS1DVpirM1"/><text:span text:style-name="T74">(7)</text:span><text:reference-mark-end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MS1DVpirM1"/>⁠.</text:p>
      <text:p text:style-name="P56"/>
      <text:p text:style-name="P57">In this way, a single streptomycete can grow into a connected network of filaments, termed a mycelium after the equivalent structure seen in fungi. Streptomyces’ hyphal growth mode is<text:tab/> extremely unusual among bacteria, whose complex multicellular structure might offer interesting opportunities for synthetic biologists that could otherwise only be attained by working with fungi<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lainTextFormattedCitation&quot;: &quot;(1)&quot;, &quot;formattedCitation&quot;: &quot;(1)&quot;}, &quot;schema&quot;: &quot;https://github.com/citation-style-language/schema/raw/master/csl-citation.json&quot;} RNDNgGbLWxX3I"/><text:span text:style-name="T62">(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lainTextFormattedCitation&quot;: &quot;(1)&quot;, &quot;formattedCitation&quot;: &quot;(1)&quot;}, &quot;schema&quot;: &quot;https://github.com/citation-style-language/schema/raw/master/csl-citation.json&quot;} RNDNgGbLWxX3I"/>⁠.</text:p>
      <text:p text:style-name="P25"/>
      <text:p text:style-name="P28">Experiences from the previous model were drawn upon in the creation of the hyphal growth model, but the model was constucted largely <text:span text:style-name="T2">de novo</text:span><text:span text:style-name="T3">. </text:span><text:span text:style-name="T4">The model </text:span><text:span text:style-name="T5">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3"/>
      <text:p text:style-name="P28"><text:span text:style-name="T6">Tips track how long ago they last </text:span><text:span text:style-name="T7">created a branch,</text:span><text:span text:style-name="T6"> </text:span><text:span text:style-name="T7">and how long ago their own branch was formed. These values are </text:span><text:span text:style-name="T9">parametrised</text:span><text:span text:style-name="T7"> so that the user can use three sliders to </text:span><text:span text:style-name="T8">easily </text:span><text:span text:style-name="T7">control how frequently a hypha branches, how long it takes that branch to begin growing and how long it takes the new branch to start forming its own branches.</text:span></text:p>
      <text:p text:style-name="P4"/>
      <text:p text:style-name="P5">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5"/>
      <text:p text:style-name="P6"><text:span text:style-name="T11">Rather than simulate nutrient use and diffusion directly in this model, c</text:span>ompetition for growth space and nutrients is represented by a limit on how many cells a growing tip can be surrounded by before it "dies". <text:span text:style-name="T12">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6"/>
      <text:p text:style-name="P7"><text:soft-page-break/>The radius of the inhibitory effect is potentially analogous to the rate at which nutrients can diffuse through the growth medium; the number of cells that can be supported in that radius is analogous to the abu<text:span text:style-name="T46">n</text:span>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4"/>
      <text:p text:style-name="P6">The model was developed in NetLogo 3<text:span text:style-name="T13">D</text:span> <text:span text:style-name="T14">to allow for vertical growth, as Streptomyces has two modes of verticality, vegetative, or "regular" hyphae may grow downwards rather than being confined solely to the horizontal plane, so long as the growth surface is penetrable by the hyphae. Aerial hyphae, meanwhile, grow upwards out of the vegetative hyphae and form spiral structures in the space above the colony. Aerial hyphal formation is part of the mycelial reproductive cycle, as they then divide into chains of spores that detach from the hyphae to seed new colonies </text:span><text:reference-mark-start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SsCNJrLfET"/><text:span text:style-name="T72">(8,9)</text:span><text:reference-mark-end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SsCNJrLfET"/><text:span text:style-name="T14">.</text:span></text:p>
      <text:p text:style-name="P6"/>
      <text:p text:style-name="P9">(figure <text:span text:style-name="T81">8</text:span> – Hyphae 3D)</text:p>
      <text:p text:style-name="P6"/>
      <text:p text:style-name="P8">The full 3D capabilities of the vegetative hyphae have yet to be implemented in the model – <text:span text:style-name="T79">as seen in Figure 8,</text:span> vegetative hyphae grow <text:span text:style-name="T15">almost</text:span> exclusively in two dimensions, although overlapping hyphae do push one another vertically rather than physically growing through one another. <text:span text:style-name="T15">Downwards growth is currently limited to branches travelling diagonally in a straight line, though a more accurate interpretation could be implemented if guided by referential Streptomyces images obtained in the laboratory.</text:span></text:p>
      <text:p text:style-name="P8"/>
      <text:p text:style-name="P10">(figure <text:span text:style-name="T81">9</text:span>)</text:p>
      <text:p text:style-name="P8"/>
      <text:p text:style-name="P1"><text:span text:style-name="T80">As seen in figure 9, a</text:span>erial hyphae are spawned at random along the growing tip of the hypha. Once present in the model, an aerial hypha grows steadily upwards <text:span text:style-name="T16">in spiral, the angle of which can be set by the user. However, this s not particularly true to real aerial hyphae – while they do form spiral structures, they necessarily grow by cannibalising the vegetative hyphae beneath them, and do not emerge directly from the growing tip, unlike other branches </text:span><text:reference-mark-start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CE8QK8ki1A"/><text:span text:style-name="T72">(8,9)</text:span><text:reference-mark-end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CE8QK8ki1A"/><text:span text:style-name="T16">⁠. In the model, they also do not currently form spores.</text:span></text:p>
      <text:p text:style-name="P1"/>
      <text:p text:style-name="P2">Both these issues highlight the singular importance of having experimental data <text:span text:style-name="T1">i</text:span>n which to ground any model that is intended to be useful in academic research. <text:span text:style-name="T47">More accurate modelling the growth of Streptomyces mycelia would necessitate first-hand timelapse photography, as the video evidence available online is limited. Nonetheless, the existing model does mimic the overall structure of Streptomyces mycelia to a remarkable degree.</text:span></text:p>
      <text:p text:style-name="P2"/>
      <text:p text:style-name="P11">(figure 10 - UI)</text:p>
      <text:p text:style-name="P2"/>
      <text:p text:style-name="P84">Figure 10 shows the user interface that was created for the mycelial model. <text:span text:style-name="T84">The model has a number of sliders and switches that can be used to manipulate the angles of growth, branching frequency, verticality and level of inhibition. It also has buttons with which a run of the model can be recorded, or with which screenshots can be taken. This makes it very user-friendly to experiment with the different parameters and record the results. In this form, the model was used to run a demonstration for undergraduate students and proved to be an effective educational tool.</text:span></text:p>
      <text:p text:style-name="P81">Methods</text:p>
      <text:p text:style-name="P18"/>
      <text:p text:style-name="P18">See <text:span text:style-name="T82">Appendixx</text:span> for the NetLogo code used for these models. All models were created and run in NetLogo 6.0.3 or NetLogo3D 6.0.3.</text:p>
      <text:p text:style-name="P18"/>
      <text:p text:style-name="P18"/>
      <text:p text:style-name="P12">Conclusions</text:p>
      <text:p text:style-name="P18"/>
      <text:p text:style-name="P19">NetLogo proved to be a versatile and useful tool for agent-based modelling, able to <text:span text:style-name="T53">support a wide range of different models created for different purposes and featuring a variety of different mechanics. Despite this versatility, it also proved to be straightforward to learn, with a bespoke scripting language that is well-documented and easily comprehended by a novice programmer.</text:span></text:p>
      <text:p text:style-name="P19"/>
      <text:p text:style-name="P21">The pre-existing visual output and the ability to create a user interface though simple drag-and-drop placement allowed functional programs to be created that could be easily and intuitively interacted with in order to explore model behaviour, and many output functions and formats remain as-yet untested by the experimenter.</text:p>
      <text:p text:style-name="P18"/>
      <text:p text:style-name="P21">However, more intense physics-based models, and other models with a lot of regular interactions between agents, did suffer from performance issues with relatively few agents present. Some of these issues can be avoided with intelligent, informed script design to avoid calling unnecessary checks and interactions, but NetLogo is nontheless a slow option compared to “real” programming languages. As a result, computationally intense models should look to incorporate bottleneck steps into C or Java <text:span text:style-name="T54">sub-</text:span>scripts, if NetLogo is to be used at all in this capacity.</text:p>
      <text:p text:style-name="P21"/>
      <text:p text:style-name="P21"><text:span text:style-name="T54">Nonetheless</text:span>, for modelling where massive size or exacting physical simulation is not a pressing concern, NetLogo performance is not an issue and the ease of creation more than makes up for lost time in computation. <text:span text:style-name="T54">For very low-performance modelling, the ability to run NetLogo scripts via web browser allows users to experience and experiment without even having to download the software at all.</text:span></text:p>
      <text:p text:style-name="P20"/>
      <text:p text:style-name="P20">NetLogo is a<text:span text:style-name="T54">n ideal tool for teaching biological modelling to non- or novice programmers, and can certainly find ground as a versatile research tool as well as a teaching aid, available both to download and as a browser application. “Big data” modellers may prefer a more high-performance option, but NetLogo still offers a useful prototyping platform, or as a user-friendly front-end to a program otherwise written in a higher-performance language.</text:span></text:p>
      <text:p text:style-name="P20"/>
      <text:p text:style-name="P20"/>
      <text:p text:style-name="P13"/>
      <text:p text:style-name="P82">Bibliography</text:p>
      <text:p text:style-name="P22"/>
      <text:p text:style-name="P23"><text:s/></text:p>
      <text:section text:style-name="Sect1" text:name="ADDIN Mendeley Bibliography CSL_BIBLIOGRAPHY  RNDOvO9TppbgE">
        <text:p text:style-name="P83">1. <text:tab/>Claessen D, Rozen DE, Kuipers OP, Søgaard-Andersen L, Van Wezel GP. Bacterial solutions to multicellularity: A tale of biofilms, filaments and fruiting bodies. Nat Rev Microbiol [Internet]. 2014;12(2):115–24. Available from: http://dx.doi.org/10.1038/nrmicro3178</text:p>
        <text:p text:style-name="P83">2. <text:tab/>Flärdh K, Buttner MJ. Streptomyces morphogenetics: Dissecting differentiation in a filamentous bacterium. Nat Rev Microbiol. 2009;7(1):36–49. </text:p>
        <text:p text:style-name="P83">3. <text:tab/>Francolini I, Donelli G. Prevention and control of biofilm-based medical-device-related infections. FEMS Immunol Med Microbiol. 2010;59(3):227–38. </text:p>
        <text:p text:style-name="P83">4. <text:tab/>Kumar CG, Anand SK. Significance of microbial biofilms in food industry: a review. Int J Food Microbiol [Internet]. 1998;42(1–2):9–27. Available from: http://www.sciencedirect.com/science/article/pii/S0168160598000609</text:p>
        <text:p text:style-name="P83">5. <text:tab/>MacAl CM, North MJ. Tutorial on agent-based modelling and simulation. J Simul. 2010;4(3):151–62. </text:p>
        <text:p text:style-name="P83">6. <text:tab/>Steven Railsback DAUBVGSLCS and JT, Ayllón D, Berger U, Grimm V, Lytinen S, Sheppard C, et al. Improving Execution Speed of Models Implemented in NetLogo. 2016:128:2 [Internet]. 2017;20(1). Available from: http://jasss.soc.surrey.ac.uk/20/1/3.html</text:p>
        <text:p text:style-name="P83">7. <text:tab/>Flärdh K, Richards DM, Hempel AM, Howard M, Buttner MJ. Regulation of apical growth and hyphal branching in Streptomyces. Curr Opin Microbiol. 2012;15(6):737–43. </text:p>
        <text:p text:style-name="P83">8. <text:tab/>Manteca ??ngel, Fern??ndez M, S??nchez J. A death round affecting a young compartmentalized mycelium precedes aerial mycelium dismantling in confluent surface cultures of Streptomyces antibioticus. Microbiology. 2005;151(11):3689–97. </text:p>
        <text:p text:style-name="P79">9. <text:tab/>Manteca A, Claessen D, Lopez-Iglesias C, Sanchez J. Aerial hyphae in surface cultures of Streptomyces lividans and Streptomyces coelicolor originate from viable segments surviving an early programmed cell death event. FEMS Microbiol Lett. 2007;274(1):118–25. </text:p>
      </text:section>
      <text:p text:style-name="P14"><text:span text:style-name="T60"><text:s/></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rldYbXNQRa"/><text:span text:style-name="T63">(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rldYbXNQRa"/></text:p>
      <text:p text:style-name="P15"><text:span text:style-name="T60">⁠</text:span><text:reference-mark-start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9lRTL6hGJt"/><text:span text:style-name="T63">(2)</text:span><text:reference-mark-end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9lRTL6hGJt"/></text:p>
      <text:p text:style-name="P16"><text:reference-mark-start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id&quot;: &quot;ITEM-2&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2&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id&quot;: &quot;ITEM-3&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3&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3\u20135)&quot;, &quot;plainTextFormattedCitation&quot;: &quot;(3\u20135)&quot;, &quot;formattedCitation&quot;: &quot;(3\u20135)&quot;}, &quot;schema&quot;: &quot;https://github.com/citation-style-language/schema/raw/master/csl-citation.json&quot;} RNDBAP0A2LqLA"/><text:span text:style-name="T63">(3–5)</text:span><text:reference-mark-end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id&quot;: &quot;ITEM-2&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2&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id&quot;: &quot;ITEM-3&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3&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3\u20135)&quot;, &quot;plainTextFormattedCitation&quot;: &quot;(3\u20135)&quot;, &quot;formattedCitation&quot;: &quot;(3\u20135)&quot;}, &quot;schema&quot;: &quot;https://github.com/citation-style-language/schema/raw/master/csl-citation.json&quot;} RNDBAP0A2LqLA"/><text:span text:style-name="T63">⁠</text:span></text:p>
      <text:p text:style-name="P17"/>
      <text:p text:style-name="P74"><text:span text:style-name="T64">⁠</text:span><text:span text:style-name="T10">⁠</text:span><text:span text:style-name="T60">Wilensky, U. (1999). NetLogo. </text:span><text:a xlink:type="simple" xlink:href="http://ccl.northwestern.edu/netlogo/" office:target-frame-name="_blank" xlink:show="new" text:style-name="Internet_20_link" text:visited-style-name="Visited_20_Internet_20_Link"><text:span text:style-name="T60">http://ccl.northwestern.edu/netlogo/</text:span></text:a><text:span text:style-name="T60">. Center for Connected Learning and Computer-Based Modeling, Northwestern University, Evanston, IL.</text:span></text:p>
      <text:p text:style-name="P78"/>
      <text:p text:style-name="P74"><text:reference-mark-start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m4QYhJHxXV"/><text:span text:style-name="T63">(6)</text:span><text:reference-mark-end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m4QYhJHxXV"/><text:span text:style-name="T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09T21:36:06.873000000</dc:date>
    <meta:editing-duration>PT5H5M23S</meta:editing-duration>
    <meta:editing-cycles>30</meta:editing-cycles>
    <meta:generator>LibreOffice/5.2.0.4$Windows_x86 LibreOffice_project/066b007f5ebcc236395c7d282ba488bca6720265</meta:generator>
    <meta:document-statistic meta:table-count="0" meta:image-count="0" meta:object-count="0" meta:page-count="9" meta:paragraph-count="90" meta:word-count="4622" meta:character-count="29316" meta:non-whitespace-character-count="24753"/>
    <meta:user-defined meta:name="Mendeley Citation Style_1">http://www.zotero.org/styles/vancouver</meta:user-defined>
    <meta:user-defined meta:name="Mendeley Document_1">True</meta:user-defined>
    <meta:user-defined meta:name="Mendeley Unique User Id_1">6f2a80de-99c1-324a-836c-065e7ad4a5ea</meta:user-defined>
  </office:meta>
</office:document-meta>
</file>